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4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5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6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7" style:family="paragraph" style:parent-style-name="Standard">
      <style:text-properties fo:font-weight="normal" officeooo:rsid="002932dd" officeooo:paragraph-rsid="002932dd" style:font-weight-asian="normal" style:font-weight-complex="normal"/>
    </style:style>
    <style:style style:name="P8" style:family="paragraph" style:parent-style-name="Standard">
      <style:text-properties fo:font-weight="normal" officeooo:rsid="002a5d30" officeooo:paragraph-rsid="002a5d30" style:font-weight-asian="normal" style:font-weight-complex="normal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P10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11" style:family="paragraph" style:parent-style-name="Standard">
      <style:text-properties fo:font-weight="bold" officeooo:rsid="0033ff72" officeooo:paragraph-rsid="0033ff72" style:font-weight-asian="bold" style:font-weight-complex="bold"/>
    </style:style>
    <style:style style:name="P12" style:family="paragraph" style:parent-style-name="Standard">
      <style:text-properties fo:font-weight="bold" officeooo:rsid="0036061b" officeooo:paragraph-rsid="0036061b" style:font-weight-asian="bold" style:font-weight-complex="bold"/>
    </style:style>
    <style:style style:name="P13" style:family="paragraph" style:parent-style-name="Standard">
      <style:text-properties fo:font-weight="bold" officeooo:rsid="00376263" officeooo:paragraph-rsid="00376263" style:font-weight-asian="bold" style:font-weight-complex="bold"/>
    </style:style>
    <style:style style:name="P14" style:family="paragraph" style:parent-style-name="Standard">
      <style:text-properties fo:font-weight="bold" officeooo:rsid="0038b111" officeooo:paragraph-rsid="0038b111" style:font-weight-asian="bold" style:font-weight-complex="bold"/>
    </style:style>
    <style:style style:name="P15" style:family="paragraph" style:parent-style-name="Standard">
      <style:text-properties fo:font-weight="normal" officeooo:rsid="002ced6f" officeooo:paragraph-rsid="002ced6f" style:font-weight-asian="normal" style:font-weight-complex="normal"/>
    </style:style>
    <style:style style:name="P16" style:family="paragraph" style:parent-style-name="Standard">
      <style:text-properties fo:font-weight="normal" officeooo:rsid="002dd40c" officeooo:paragraph-rsid="002dd40c" style:font-weight-asian="normal" style:font-weight-complex="normal"/>
    </style:style>
    <style:style style:name="P17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18" style:family="paragraph" style:parent-style-name="Standard">
      <style:text-properties fo:font-weight="normal" officeooo:rsid="0036061b" officeooo:paragraph-rsid="0036061b" style:font-weight-asian="normal" style:font-weight-complex="normal"/>
    </style:style>
    <style:style style:name="T1" style:family="text">
      <style:text-properties officeooo:rsid="002592fa"/>
    </style:style>
    <style:style style:name="T2" style:family="text">
      <style:text-properties officeooo:rsid="0027abee"/>
    </style:style>
    <style:style style:name="T3" style:family="text">
      <style:text-properties officeooo:rsid="002b10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545f2"/>
    </style:style>
    <style:style style:name="T6" style:family="text">
      <style:text-properties officeooo:rsid="00367c29"/>
    </style:style>
    <style:style style:name="T7" style:family="text">
      <style:text-properties officeooo:rsid="0038b1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hentication and Security</text:p>
      <text:p text:style-name="P3">Design overview of the websites:</text:p>
      <text:p text:style-name="P3">Home → register | login → secrets </text:p>
      <text:p text:style-name="P3"/>
      <text:p text:style-name="P1">Level 1 <text:span text:style-name="T1">S</text:span>ecurity</text:p>
      <text:p text:style-name="P4">Creating an account and storing their email and password. </text:p>
      <text:p text:style-name="P5"/>
      <text:p text:style-name="P2">Level 2 Security</text:p>
      <text:p text:style-name="P6">Encrypting your stored password<text:span text:style-name="T2">s.</text:span></text:p>
      <text:p text:style-name="P13">Use mongoose encryption</text:p>
      <text:p text:style-name="P2"/>
      <text:p text:style-name="P2">Level 3 Security</text:p>
      <text:p text:style-name="P7">Hashing the password of the user.</text:p>
      <text:p text:style-name="P12">Use <text:span text:style-name="T6">md5 package</text:span></text:p>
      <text:p text:style-name="P2"/>
      <text:p text:style-name="P2">Level 4 Security</text:p>
      <text:p text:style-name="P8">Adding a salt to the password then hash it. <text:span text:style-name="T3">Multiple rounds with salting and hashing will help.</text:span></text:p>
      <text:p text:style-name="P18">Use bcrypt package</text:p>
      <text:p text:style-name="P2"/>
      <text:p text:style-name="P2">Level 5 Security</text:p>
      <text:p text:style-name="P15">Adding cookies and storing session keys for individual users.</text:p>
      <text:p text:style-name="P16">Server will send a cookie to the browser to save the user’s actions. </text:p>
      <text:p text:style-name="P17">When the user returns to the site, it will send their cookie to the server. The server can identify if the user had a previous session. </text:p>
      <text:p text:style-name="P11">Cookie starts when you login to the website. <text:span text:style-name="T5">Session checks in a certain amount of time if a cookie used by the user is valid. </text:span></text:p>
      <text:p text:style-name="P14">Install packages passport, passport-local, passport-local-mongoose, express-session</text:p>
      <text:p text:style-name="P17"/>
      <text:p text:style-name="P2"/>
      <text:p text:style-name="P2">Level 6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2T19:10:16.965556537</dc:date>
    <meta:editing-duration>PT2H27M18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57" meta:character-count="940" meta:non-whitespace-character-count="799"/>
  </office:meta>
</office:document-meta>
</file>